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8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.8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1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3.2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3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214cm" svg:y="3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814cm" svg:y="3.2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4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3.2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5.6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4.6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4.6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2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4.6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6.0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6.0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214cm" svg:y="6.0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814cm" svg:y="7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4.4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014cm" svg:y="7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7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214cm" svg:y="7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8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7.4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7.4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7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814cm" svg:y="8.8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4.414cm" svg:y="8.8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014cm" svg:y="8.8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8.8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214cm" svg:y="8.8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814cm" svg:y="8.8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414cm" svg:y="8.8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8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8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10.2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44cm" svg:height="1.369cm" draw:transform="rotate (0.785398163397448) translate (4.277cm 3.90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44cm" svg:height="1.369cm" draw:transform="rotate (0.785398163397448) translate (13.877cm 6.7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699cm" svg:height="1.532cm" svg:x="2.8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0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2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8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4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11.7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17:50:34.969254577</dc:date>
    <dc:creator>elucterio </dc:creator>
    <meta:editing-duration>PT19M30S</meta:editing-duration>
    <meta:editing-cycles>5</meta:editing-cycles>
    <meta:generator>LibreOffice/4.2.8.2$Linux_X86_64 LibreOffice_project/420m0$Build-2</meta:generator>
    <meta:document-statistic meta:object-count="74"/>
  </office:meta>
</office:document-meta>
</file>